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Wingdings1" svg:font-family="Wingdings"/>
    <style:font-face style:name="Palatino Linotype1" svg:font-family="'Palatino Linotype'" style:font-family-generic="roman"/>
    <style:font-face style:name="Courier New" svg:font-family="'Courier New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57.8mm" fo:margin-top="0mm" fo:margin-bottom="4mm" table:align="left" table:border-model="separating"/>
    </style:style>
    <style:style style:name="Table1.A" style:family="table-column">
      <style:table-column-properties style:column-width="14.98mm"/>
    </style:style>
    <style:style style:name="Table1.B" style:family="table-column">
      <style:table-column-properties style:column-width="22.47mm"/>
    </style:style>
    <style:style style:name="Table1.C" style:family="table-column">
      <style:table-column-properties style:column-width="20.36mm"/>
    </style:style>
    <style:style style:name="Table1.A1" style:family="table-cell">
      <style:table-cell-properties fo:background-color="transparent" fo:padding="0.97m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1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97mm" fo:border="1pt solid #ffffff" style:writing-mode="page">
        <style:background-image/>
      </style:table-cell-properties>
    </style:style>
    <style:style style:name="Table2" style:family="table">
      <style:table-properties style:width="51.45mm" fo:margin-top="0mm" fo:margin-bottom="4mm" table:align="left" table:border-model="separating"/>
    </style:style>
    <style:style style:name="Table2.A" style:family="table-column">
      <style:table-column-properties style:column-width="11.24mm"/>
    </style:style>
    <style:style style:name="Table2.B" style:family="table-column">
      <style:table-column-properties style:column-width="18.24mm"/>
    </style:style>
    <style:style style:name="Table2.C" style:family="table-column">
      <style:table-column-properties style:column-width="21.98mm"/>
    </style:style>
    <style:style style:name="Table2.A1" style:family="table-cell">
      <style:table-cell-properties fo:background-color="transparent" fo:padding="0.97m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2.B1" style:family="table-cell">
      <style:table-cell-properties fo:background-color="transparent" fo:padding="0.97mm" fo:border="1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97mm" fo:border="1pt solid #ffffff" style:writing-mode="page">
        <style:background-image/>
      </style:table-cell-properties>
    </style:style>
    <style:style style:name="Table3" style:family="table">
      <style:table-properties style:width="165.1mm" table:align="margins"/>
    </style:style>
    <style:style style:name="Table3.A" style:family="table-column">
      <style:table-column-properties style:column-width="92.83mm" style:rel-column-width="5263*"/>
    </style:style>
    <style:style style:name="Table3.B" style:family="table-column">
      <style:table-column-properties style:column-width="23.76mm" style:rel-column-width="1347*"/>
    </style:style>
    <style:style style:name="Table3.C" style:family="table-column">
      <style:table-column-properties style:column-width="5.43mm" style:rel-column-width="308*"/>
    </style:style>
    <style:style style:name="Table3.H" style:family="table-column">
      <style:table-column-properties style:column-width="21.34mm" style:rel-column-width="1210*"/>
    </style:style>
    <style:style style:name="Table3.A1" style:family="table-cell">
      <style:table-cell-properties style:vertical-align="middle" fo:padding="1.01mm" fo:border="none" style:writing-mode="page"/>
    </style:style>
    <style:style style:name="Table4" style:family="table">
      <style:table-properties style:width="165.1mm" table:align="margins"/>
    </style:style>
    <style:style style:name="Table4.A" style:family="table-column">
      <style:table-column-properties style:column-width="92.83mm" style:rel-column-width="5262*"/>
    </style:style>
    <style:style style:name="Table4.B" style:family="table-column">
      <style:table-column-properties style:column-width="23.76mm" style:rel-column-width="1347*"/>
    </style:style>
    <style:style style:name="Table4.C" style:family="table-column">
      <style:table-column-properties style:column-width="5.43mm" style:rel-column-width="308*"/>
    </style:style>
    <style:style style:name="Table4.H" style:family="table-column">
      <style:table-column-properties style:column-width="21.33mm" style:rel-column-width="1209*"/>
    </style:style>
    <style:style style:name="Table4.A1" style:family="table-cell">
      <style:table-cell-properties style:vertical-align="middle" fo:padding="1.01mm" fo:border="none" style:writing-mode="page"/>
    </style:style>
    <style:style style:name="P1" style:family="paragraph" style:parent-style-name="Normal">
      <style:paragraph-properties fo:text-align="center" style:justify-single-word="false"/>
      <style:text-properties style:font-name="Palatino Linotype" fo:font-size="10pt" fo:font-style="italic" style:font-size-asian="10pt" style:font-style-asian="italic" style:font-size-complex="10pt"/>
    </style:style>
    <style:style style:name="P2" style:family="paragraph" style:parent-style-name="Normal">
      <style:text-properties style:font-name="Palatino Linotype" fo:font-size="10pt" style:font-size-asian="10pt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Palatino Linotype" fo:font-size="14pt" fo:font-weight="bold" style:font-size-asian="14pt" style:font-weight-asian="bold" style:font-size-complex="14pt"/>
    </style:style>
    <style:style style:name="P4" style:family="paragraph" style:parent-style-name="Normal">
      <style:paragraph-properties fo:text-align="center" style:justify-single-word="false"/>
      <style:text-properties style:font-name="Palatino Linotype" fo:font-size="14pt" style:font-size-asian="14pt" style:font-size-complex="14pt"/>
    </style:style>
    <style:style style:name="P5" style:family="paragraph" style:parent-style-name="Standard">
      <style:text-properties style:font-name="Palatino Linotype" fo:font-size="12pt" fo:language="nl" fo:country="NL" officeooo:rsid="001a3c88" officeooo:paragraph-rsid="001a3c88" style:font-size-asian="12pt" style:font-size-complex="12pt"/>
    </style:style>
    <style:style style:name="P6" style:family="paragraph" style:parent-style-name="Standard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Palatino Linotype" fo:font-size="12pt" fo:language="nl" fo:country="NL" fo:font-style="normal" fo:text-shadow="none" style:text-underline-style="none" fo:font-weight="normal" officeooo:rsid="001a3c88" officeooo:paragraph-rsid="001a3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Courier New" fo:font-size="12pt" fo:language="nl" fo:country="NL" officeooo:rsid="001adb1c" officeooo:paragraph-rsid="001e2664" style:font-size-asian="12pt" style:font-size-complex="12pt"/>
    </style:style>
    <style:style style:name="P9" style:family="paragraph" style:parent-style-name="Standard">
      <style:text-properties style:font-name="Palatino Linotype" fo:font-size="12pt" fo:language="nl" fo:country="NL" officeooo:rsid="001a3c88" officeooo:paragraph-rsid="001cceca" style:font-size-asian="12pt" style:font-size-complex="12pt"/>
    </style:style>
    <style:style style:name="P10" style:family="paragraph" style:parent-style-name="Standard">
      <style:text-properties style:font-name="Palatino Linotype" fo:font-size="12pt" fo:language="nl" fo:country="NL" officeooo:rsid="001cceca" officeooo:paragraph-rsid="001cceca" style:font-size-asian="12pt" style:font-size-complex="12pt"/>
    </style:style>
    <style:style style:name="P11" style:family="paragraph" style:parent-style-name="Standard">
      <style:text-properties style:font-name="Palatino Linotype" fo:font-size="12pt" fo:language="nl" fo:country="NL" officeooo:rsid="001e2664" officeooo:paragraph-rsid="001e2664" style:font-size-asian="12pt" style:font-size-complex="12pt"/>
    </style:style>
    <style:style style:name="P12" style:family="paragraph" style:parent-style-name="Standard">
      <style:text-properties style:font-name="Palatino Linotype" fo:font-size="12pt" fo:language="nl" fo:country="NL" officeooo:rsid="001adb1c" officeooo:paragraph-rsid="001adb1c" style:font-size-asian="12pt" style:font-size-complex="12pt"/>
    </style:style>
    <style:style style:name="P13" style:family="paragraph" style:parent-style-name="Standard">
      <loext:graphic-properties draw:fill="solid" draw:fill-color="#666666" draw:opacity="100%"/>
      <style:paragraph-properties fo:background-color="#666666"/>
      <style:text-properties fo:font-size="10pt" officeooo:paragraph-rsid="001e2664" style:font-size-asian="10pt" style:font-size-complex="10pt"/>
    </style:style>
    <style:style style:name="P14" style:family="paragraph" style:parent-style-name="Standard">
      <loext:graphic-properties draw:fill="solid" draw:fill-color="#666666" draw:opacity="100%"/>
      <style:paragraph-properties fo:background-color="#666666"/>
      <style:text-properties fo:font-size="10pt" officeooo:rsid="001e2664" officeooo:paragraph-rsid="001e2664" style:font-size-asian="10pt" style:font-size-complex="10pt"/>
    </style:style>
    <style:style style:name="P15" style:family="paragraph" style:parent-style-name="Standard">
      <loext:graphic-properties draw:fill="solid" draw:fill-color="#666666" draw:opacity="100%"/>
      <style:paragraph-properties fo:background-color="#666666"/>
      <style:text-properties fo:color="#ffffff" fo:font-size="10pt" officeooo:paragraph-rsid="001a3c88" style:font-size-asian="10pt" style:font-size-complex="10pt"/>
    </style:style>
    <style:style style:name="P16" style:family="paragraph" style:parent-style-name="Standard">
      <style:text-properties fo:font-size="12pt" officeooo:paragraph-rsid="001cceca" style:font-size-asian="12pt" style:font-size-complex="12pt"/>
    </style:style>
    <style:style style:name="P17" style:family="paragraph" style:parent-style-name="Standard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Palatino Linotype" fo:font-size="12pt" fo:language="nl" fo:country="NL" fo:font-style="normal" fo:text-shadow="none" style:text-underline-style="none" fo:font-weight="normal" officeooo:rsid="001a3c88" officeooo:paragraph-rsid="001cce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mm" fo:margin-right="0mm" fo:text-indent="0mm" style:auto-text-indent="false"/>
      <style:text-properties style:font-name="Palatino Linotype" fo:font-size="12pt" fo:language="nl" fo:country="NL" officeooo:rsid="001cceca" officeooo:paragraph-rsid="001e2664" style:font-size-asian="12pt" style:font-size-complex="12pt"/>
    </style:style>
    <style:style style:name="P19" style:family="paragraph" style:parent-style-name="Standard">
      <style:paragraph-properties fo:margin-left="0mm" fo:margin-right="0mm" fo:text-indent="0mm" style:auto-text-indent="false"/>
      <style:text-properties style:font-name="Palatino Linotype" fo:font-size="12pt" fo:language="nl" fo:country="NL" officeooo:rsid="001cceca" officeooo:paragraph-rsid="001e7e18" style:font-size-asian="12pt" style:font-size-complex="12pt"/>
    </style:style>
    <style:style style:name="P20" style:family="paragraph" style:parent-style-name="Standard">
      <style:paragraph-properties fo:margin-left="0mm" fo:margin-right="0mm" fo:text-indent="0mm" style:auto-text-indent="false"/>
      <style:text-properties style:font-name="Palatino Linotype" fo:font-size="12pt" fo:language="nl" fo:country="NL" officeooo:rsid="001e2664" officeooo:paragraph-rsid="001e2664" style:font-size-asian="12pt" style:font-size-complex="12pt"/>
    </style:style>
    <style:style style:name="P21" style:family="paragraph" style:parent-style-name="Standard">
      <loext:graphic-properties draw:fill="solid" draw:fill-color="#666666" draw:opacity="100%"/>
      <style:paragraph-properties fo:margin-left="0mm" fo:margin-right="0mm" fo:text-indent="0mm" style:auto-text-indent="false" fo:background-color="#666666"/>
      <style:text-properties style:font-name="Palatino Linotype" fo:font-size="10pt" fo:language="nl" fo:country="NL" officeooo:rsid="001e2664" officeooo:paragraph-rsid="001e2664" style:font-size-asian="10pt" style:font-size-complex="10pt"/>
    </style:style>
    <style:style style:name="P22" style:family="paragraph" style:parent-style-name="Standard">
      <style:paragraph-properties fo:margin-left="0mm" fo:margin-right="0mm" fo:text-indent="0mm" style:auto-text-indent="false"/>
      <style:text-properties style:font-name="Palatino Linotype" fo:font-size="14pt" fo:language="nl" fo:country="NL" fo:font-weight="bold" officeooo:paragraph-rsid="001e2664" style:font-size-asian="14pt" style:font-weight-asian="bold" style:font-size-complex="14pt"/>
    </style:style>
    <style:style style:name="P23" style:family="paragraph" style:parent-style-name="List_20_Paragraph" style:list-style-name="L1">
      <style:text-properties style:font-name="Palatino Linotype" fo:font-size="12pt" fo:language="nl" fo:country="NL" officeooo:rsid="001a3c88" officeooo:paragraph-rsid="001a3c88" style:font-size-asian="12pt" style:font-size-complex="12pt"/>
    </style:style>
    <style:style style:name="P24" style:family="paragraph" style:parent-style-name="List_20_Paragraph" style:list-style-name="L1">
      <style:text-properties style:font-name="Palatino Linotype" fo:font-size="12pt" fo:language="nl" fo:country="NL" officeooo:rsid="001a3c88" officeooo:paragraph-rsid="001cceca" style:font-size-asian="12pt" style:font-size-complex="12pt"/>
    </style:style>
    <style:style style:name="P25" style:family="paragraph" style:parent-style-name="List_20_Paragraph" style:list-style-name="L1">
      <style:text-properties style:font-name="Palatino Linotype" fo:font-size="12pt" fo:language="nl" fo:country="NL" officeooo:rsid="001cceca" officeooo:paragraph-rsid="001cceca" style:font-size-asian="12pt" style:font-size-complex="12pt"/>
    </style:style>
    <style:style style:name="P26" style:family="paragraph" style:parent-style-name="List_20_Paragraph" style:list-style-name="L1">
      <style:text-properties style:font-name="Palatino Linotype" fo:font-size="12pt" fo:language="nl" fo:country="NL" officeooo:rsid="001e2664" officeooo:paragraph-rsid="001e2664" style:font-size-asian="12pt" style:font-size-complex="12pt"/>
    </style:style>
    <style:style style:name="P27" style:family="paragraph" style:parent-style-name="List_20_Paragraph" style:list-style-name="L1">
      <style:paragraph-properties style:writing-mode="lr-tb"/>
      <style:text-properties style:font-name="Palatino Linotype" fo:font-size="12pt" fo:language="nl" fo:country="NL" officeooo:rsid="001e2664" officeooo:paragraph-rsid="001e2664" style:font-size-asian="12pt" style:font-size-complex="12pt"/>
    </style:style>
    <style:style style:name="P28" style:family="paragraph" style:parent-style-name="Table_20_Contents">
      <style:text-properties style:font-name="Palatino Linotype" fo:font-size="12pt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2pt" officeooo:rsid="001e2664" officeooo:paragraph-rsid="001e2664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2pt" officeooo:rsid="001e2664" officeooo:paragraph-rsid="001e7e18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2pt" officeooo:paragraph-rsid="001e7e18" style:font-size-asian="12pt" style:font-size-complex="12pt"/>
    </style:style>
    <style:style style:name="P33" style:family="paragraph" style:parent-style-name="Table_20_Contents">
      <style:paragraph-properties fo:text-align="end" style:justify-single-word="false"/>
      <style:text-properties style:font-name="Palatino Linotype" fo:font-size="12pt" style:font-size-asian="12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Palatino Linotype" fo:font-size="12pt" officeooo:paragraph-rsid="001e7e18" style:font-size-asian="12pt" style:font-size-complex="12pt"/>
    </style:style>
    <style:style style:name="P35" style:family="paragraph" style:parent-style-name="Table_20_Contents">
      <style:text-properties style:font-name="Palatino Linotype" fo:font-size="12pt" officeooo:paragraph-rsid="001e7e18" style:font-size-asian="12pt" style:font-size-complex="12pt"/>
    </style:style>
    <style:style style:name="P36" style:family="paragraph" style:parent-style-name="Table_20_Contents">
      <style:text-properties style:font-name="Palatino Linotype" fo:font-size="10pt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Palatino Linotype" fo:font-size="10pt" officeooo:rsid="001e2664" officeooo:paragraph-rsid="001e2664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Palatino Linotype" fo:font-size="10pt" officeooo:rsid="001e2664" officeooo:paragraph-rsid="001e7e18" style:font-size-asian="10pt" style:font-size-complex="10pt"/>
    </style:style>
    <style:style style:name="P39" style:family="paragraph" style:parent-style-name="Table_20_Contents">
      <style:text-properties style:font-name="Palatino Linotype" fo:font-size="10pt" officeooo:rsid="001e2664" officeooo:paragraph-rsid="001e2664" style:font-size-asian="10pt" style:font-size-complex="10pt"/>
    </style:style>
    <style:style style:name="P40" style:family="paragraph" style:parent-style-name="Table_20_Contents">
      <style:text-properties style:font-name="Palatino Linotype" fo:font-size="10pt" officeooo:rsid="001e2664" officeooo:paragraph-rsid="001e7e18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style:font-name="Palatino Linotype" fo:font-size="10pt" style:font-size-asian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Palatino Linotype" fo:font-size="10pt" officeooo:paragraph-rsid="001e7e18" style:font-size-asian="10pt" style:font-size-complex="10pt"/>
    </style:style>
    <style:style style:name="P43" style:family="paragraph" style:parent-style-name="Table_20_Contents">
      <style:text-properties style:font-name="Palatino Linotype" fo:font-size="10pt" officeooo:paragraph-rsid="001e7e18" style:font-size-asian="10pt" style:font-size-complex="10pt"/>
    </style:style>
    <style:style style:name="P44" style:family="paragraph" style:parent-style-name="Table_20_Contents">
      <style:text-properties style:font-name="Palatino Linotype" fo:font-size="10pt" officeooo:paragraph-rsid="001f88d1" style:font-size-asian="10pt" style:font-size-complex="10pt"/>
    </style:style>
    <style:style style:name="P45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cce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style:writing-mode="lr-tb"/>
      <style:text-properties style:font-name="Palatino Linotype" fo:font-size="10pt" style:font-size-asian="10pt" style:font-size-complex="10pt"/>
    </style:style>
    <style:style style:name="P47" style:family="paragraph" style:parent-style-name="Table_20_Contents">
      <style:paragraph-properties style:writing-mode="lr-tb"/>
      <style:text-properties style:font-name="Palatino Linotype" fo:font-size="10pt" officeooo:paragraph-rsid="001e7e18" style:font-size-asian="10pt" style:font-size-complex="10pt"/>
    </style:style>
    <style:style style:name="P48" style:family="paragraph" style:parent-style-name="Normal" style:master-page-name="MP0">
      <style:paragraph-properties fo:text-align="center" style:justify-single-word="false" style:page-number="auto" fo:break-before="page"/>
      <style:text-properties style:font-name="Palatino Linotype" fo:font-size="14pt" fo:font-weight="bold" style:font-size-asian="14pt" style:font-weight-asian="bold" style:font-size-complex="14pt"/>
    </style:style>
    <style:style style:name="P49" style:family="paragraph" style:parent-style-name="Normal">
      <style:paragraph-properties fo:text-align="center" style:justify-single-word="false"/>
      <style:text-properties style:font-name="Palatino Linotype" fo:font-size="14pt" fo:font-weight="bold" officeooo:rsid="00183e1b" officeooo:paragraph-rsid="001a3c88" style:font-size-asian="14pt" style:font-weight-asian="bold" style:font-size-complex="14pt"/>
    </style:style>
    <style:style style:name="P50" style:family="paragraph" style:parent-style-name="Normal">
      <style:text-properties style:font-name="Palatino Linotype" fo:font-size="12pt" officeooo:paragraph-rsid="001cceca" style:font-size-asian="12pt" style:font-size-complex="12pt"/>
    </style:style>
    <style:style style:name="T1" style:family="text">
      <style:text-properties style:font-name="Palatino Linotype" fo:language="nl" fo:country="NL" officeooo:rsid="001a3c88"/>
    </style:style>
    <style:style style:name="T2" style:family="text">
      <style:text-properties fo:color="#c0c0c0" style:font-name="Palatino Linotype" fo:font-size="12pt" officeooo:rsid="001a3c88" style:font-size-asian="12pt" style:font-size-complex="12pt"/>
    </style:style>
    <style:style style:name="T3" style:family="text">
      <style:text-properties fo:color="#c0c0c0" fo:language="nl" fo:country="NL" officeooo:rsid="001cceca"/>
    </style:style>
    <style:style style:name="T4" style:family="text">
      <style:text-properties fo:color="#c0c0c0" fo:language="nl" fo:country="NL" fo:font-weight="bold" officeooo:rsid="001cceca" style:font-weight-asian="bold" style:font-weight-complex="bold"/>
    </style:style>
    <style:style style:name="T5" style:family="text">
      <style:text-properties fo:color="#c0c0c0" fo:language="nl" fo:country="NL" style:text-underline-style="solid" style:text-underline-width="auto" style:text-underline-color="font-color" officeooo:rsid="001cceca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83e1b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fo:language="nl" fo:country="NL" officeooo:rsid="001a3c88"/>
    </style:style>
    <style:style style:name="T10" style:family="text">
      <style:text-properties officeooo:rsid="001cceca"/>
    </style:style>
    <style:style style:name="T11" style:family="text">
      <style:text-properties officeooo:rsid="001e2664"/>
    </style:style>
    <style:style style:name="T12" style:family="text">
      <style:text-properties fo:color="#ffffff" style:font-name="Courier New"/>
    </style:style>
    <style:style style:name="T13" style:family="text">
      <style:text-properties fo:color="#ffffff" style:font-name="Courier New" fo:language="nl" fo:country="NL"/>
    </style:style>
    <style:style style:name="T14" style:family="text">
      <style:text-properties fo:color="#ffffff" style:font-name="Courier New" fo:language="nl" fo:country="NL" officeooo:rsid="001e266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="Palatino Linotype1"/>
    </style:style>
    <style:style style:name="T17" style:family="text">
      <style:text-properties style:font-name="Wingdings1" style:font-name-asian="Wingdings1" style:font-name-complex="Wingdings1"/>
    </style:style>
    <style:style style:name="T18" style:family="text">
      <style:text-properties officeooo:rsid="001f88d1"/>
    </style:style>
    <text:list-style style:name="L1">
      <text:list-level-style-bullet text:level="1" text:style-name="WW_5f_CharLFO1LVL1" text:bullet-char="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CROP: Determinant Calibration 1 – Netherlands</text:p>
      <text:p text:style-name="P1">Gjalt-Jorn Peters &amp; Rik Crutzen</text:p>
      <text:p text:style-name="P2">NOTE: this study is an online study that employs an observational design utilizing a questionnaire to collect data about psychological determinants of relatively mundane behaviors. This text processor file, therefore, contains the relevant text to enable submission in the online cETO form.</text:p>
      <text:p text:style-name="P2">An English translation of these texts is included after the Dutch version.</text:p>
      <text:p text:style-name="P3"/>
      <text:p text:style-name="P49">Operationalisations</text:p>
      <text:p text:style-name="P15"><text:span text:style-name="T9">age</text:span></text:p>
      <text:p text:style-name="P5">Ho<text:span text:style-name="T10">e</text:span> o<text:span text:style-name="T10">ud bent u</text:span>?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I<text:span text:style-name="T10">k ben </text:span></text:p>
          </table:table-cell>
          <table:table-cell table:style-name="Table1.B1" office:value-type="string">
            <text:p text:style-name="P7"/>
          </table:table-cell>
          <table:table-cell table:style-name="Table1.C1" office:value-type="string">
            <text:p text:style-name="P6"><text:s/><text:span text:style-name="T10">jaar</text:span>.</text:p>
          </table:table-cell>
        </table:table-row>
      </table:table>
      <text:p text:style-name="P13"><text:span text:style-name="T14">education</text:span></text:p>
      <text:p text:style-name="P12">Wat is de hoogste opleiding die u heeft afgerond of nu volgt?</text:p>
      <text:list xml:id="list1588531779" text:style-name="L1">
        <text:list-item>
          <text:p text:style-name="P27">Basisonderwijs</text:p>
        </text:list-item>
        <text:list-item>
          <text:p text:style-name="P27">VMBO (bijvoorbeeld praktijkonderwijs)</text:p>
        </text:list-item>
        <text:list-item>
          <text:p text:style-name="P27">HAVO / VWO</text:p>
        </text:list-item>
        <text:list-item>
          <text:p text:style-name="P27">MBO (bijvoorbeeld een ROC)</text:p>
        </text:list-item>
        <text:list-item>
          <text:p text:style-name="P27">HBO</text:p>
        </text:list-item>
        <text:list-item>
          <text:p text:style-name="P27">WO (bijvoorbeeld een MSc of PhD)</text:p>
        </text:list-item>
        <text:list-item>
          <text:p text:style-name="P27">Anders, namelijk: …………………………………</text:p>
        </text:list-item>
      </text:list>
      <text:p text:style-name="P13"><text:span text:style-name="T14">gender</text:span></text:p>
      <text:p text:style-name="P10">Wat is uw geslacht?</text:p>
      <text:list xml:id="list125547673356819" text:continue-numbering="true" text:style-name="L1">
        <text:list-item>
          <text:p text:style-name="P23"><text:span text:style-name="T10">Vrouw</text:span></text:p>
        </text:list-item>
        <text:list-item>
          <text:p text:style-name="P25">Man</text:p>
        </text:list-item>
        <text:list-item>
          <text:p text:style-name="P23"><text:span text:style-name="T10">Dit zeg ik liever niet</text:span></text:p>
        </text:list-item>
        <text:list-item>
          <text:p text:style-name="P23"><text:span text:style-name="T10">Ik ben</text:span>: …………………….……………</text:p>
        </text:list-item>
      </text:list>
      <text:p text:style-name="P14"><text:span text:style-name="T14">e</text:span><text:span text:style-name="T13">xercise_behavior</text:span></text:p>
      <text:p text:style-name="P11"><text:soft-page-break/>Heeft u de afgelopen maand elke week tenminste een uur gesport?</text:p>
      <text:list xml:id="list125547860706664" text:continue-numbering="true" text:style-name="L1">
        <text:list-item>
          <text:p text:style-name="P26">Nee</text:p>
        </text:list-item>
        <text:list-item>
          <text:p text:style-name="P26">Ja</text:p>
        </text:list-item>
      </text:list>
      <text:p text:style-name="P21"><text:span text:style-name="T12">exercise_raa</text:span></text:p>
      <text:p text:style-name="P20"><text:span text:style-name="T8">Instructie</text:span>: De volgende 16 vragen gaan over sporten. We vragen u om deze vragen te beantwoorden, <text:span text:style-name="T15">ongeacht of u wel of niet sport</text:span>. Dit omdat we ge<text:span text:style-name="T16">ï</text:span>nteresseerd zijn in het vergelijken van groepen mensen die wel en niet sporten. Verder zijn er geen juiste of onjuiste antwoorden – we zijn ge<text:span text:style-name="T16">ï</text:span>nteresseerd in uw opvattingen over sporten.</text:p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p text:style-name="P36">I<text:span text:style-name="T18">k</text:span> <text:span text:style-name="T18">heb de intentie om de komende maand elke week minstens een uur te sporten</text:span>.</text:p>
          </table:table-cell>
          <table:table-cell table:style-name="Table3.A1" office:value-type="string">
            <text:p text:style-name="P41">Definitely do not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46">Definitely do</text:p>
          </table:table-cell>
        </table:table-row>
        <table:table-row>
          <table:table-cell table:style-name="Table3.A1" office:value-type="string">
            <text:p text:style-name="P44">I<text:span text:style-name="T18">k</text:span> <text:span text:style-name="T18">zal de komende maand elke week minstens een uur <text:s/>sporten.</text:span></text:p>
          </table:table-cell>
          <table:table-cell table:style-name="Table3.A1" office:value-type="string">
            <text:p text:style-name="P37">Unlikely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Likely</text:p>
          </table:table-cell>
        </table:table-row>
        <table:table-row>
          <table:table-cell table:style-name="Table3.A1" office:value-type="string">
            <text:p text:style-name="P44">I<text:span text:style-name="T18">k ben bereid om de komende maand elke week minstens een uur te sporten.</text:span></text:p>
          </table:table-cell>
          <table:table-cell table:style-name="Table3.A1" office:value-type="string">
            <text:p text:style-name="P37">False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True</text:p>
          </table:table-cell>
        </table:table-row>
        <table:table-row>
          <table:table-cell table:style-name="Table3.A1" office:value-type="string">
            <text:p text:style-name="P44">I<text:span text:style-name="T18">k</text:span> <text:span text:style-name="T18">ben van plan om </text:span><text:bookmark-start text:name="__DdeLink__125_2880612044"/><text:span text:style-name="T18">de komende maand elke week minstens een uur te sporten.</text:span><text:bookmark-end text:name="__DdeLink__125_2880612044"/></text:p>
          </table:table-cell>
          <table:table-cell table:style-name="Table3.A1" office:value-type="string">
            <text:p text:style-name="P37">Absolutely not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Absolutely</text:p>
          </table:table-cell>
        </table:table-row>
        <table:table-row>
          <table:table-cell table:style-name="Table3.A1" office:value-type="string">
            <text:p text:style-name="P36">For me, exercising for at least one hour every week in the next month is …</text:p>
          </table:table-cell>
          <table:table-cell table:style-name="Table3.A1" office:value-type="string">
            <text:p text:style-name="P37">Bad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Good</text:p>
          </table:table-cell>
        </table:table-row>
        <table:table-row>
          <table:table-cell table:style-name="Table3.A1" office:value-type="string">
            <text:p text:style-name="P36">For me, exercising for at least one hour every week in the next month is …</text:p>
          </table:table-cell>
          <table:table-cell table:style-name="Table3.A1" office:value-type="string">
            <text:p text:style-name="P37">Unpleasant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Pleasant</text:p>
          </table:table-cell>
        </table:table-row>
        <table:table-row>
          <table:table-cell table:style-name="Table3.A1" office:value-type="string">
            <text:p text:style-name="P36">For me, exercising for at least one hour every week in the next month is …</text:p>
          </table:table-cell>
          <table:table-cell table:style-name="Table3.A1" office:value-type="string">
            <text:p text:style-name="P37">Harmful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Beneficial</text:p>
          </table:table-cell>
        </table:table-row>
        <table:table-row>
          <table:table-cell table:style-name="Table3.A1" office:value-type="string">
            <text:p text:style-name="P36">For me, exercising for at least one hour every week in the next month is …</text:p>
          </table:table-cell>
          <table:table-cell table:style-name="Table3.A1" office:value-type="string">
            <text:p text:style-name="P37">Boring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Interesting</text:p>
          </table:table-cell>
        </table:table-row>
        <table:table-row>
          <table:table-cell table:style-name="Table3.A1" office:value-type="string">
            <text:p text:style-name="P36">Most people who are important to me think I should exercise for at least one hour every week in the next month.</text:p>
          </table:table-cell>
          <table:table-cell table:style-name="Table3.A1" office:value-type="string">
            <text:p text:style-name="P37">False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True</text:p>
          </table:table-cell>
        </table:table-row>
        <table:table-row>
          <table:table-cell table:style-name="Table3.A1" office:value-type="string">
            <text:p text:style-name="P36">Most people whose opinions I value would ... of my exercising for at least one hour every week in the next month.</text:p>
          </table:table-cell>
          <table:table-cell table:style-name="Table3.A1" office:value-type="string">
            <text:p text:style-name="P37">Disapprove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Approve</text:p>
          </table:table-cell>
        </table:table-row>
        <table:table-row>
          <table:table-cell table:style-name="Table3.A1" office:value-type="string">
            <text:p text:style-name="P36">Most people I respect and admire will exercise for at least <text:soft-page-break/>one hour every week in the next month.</text:p>
          </table:table-cell>
          <table:table-cell table:style-name="Table3.A1" office:value-type="string">
            <text:p text:style-name="P37">Unlikely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Likely</text:p>
          </table:table-cell>
        </table:table-row>
        <table:table-row>
          <table:table-cell table:style-name="Table3.A1" office:value-type="string">
            <text:p text:style-name="P36">How many people like you have exercised for at least one hour every week in the past month?</text:p>
          </table:table-cell>
          <table:table-cell table:style-name="Table3.A1" office:value-type="string">
            <text:p text:style-name="P37">Nobody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Everybody</text:p>
          </table:table-cell>
        </table:table-row>
        <table:table-row>
          <table:table-cell table:style-name="Table3.A1" office:value-type="string">
            <text:p text:style-name="P36">I am confident that if I want to, I can exercise for at least one hour every week in the next month.</text:p>
          </table:table-cell>
          <table:table-cell table:style-name="Table3.A1" office:value-type="string">
            <text:p text:style-name="P37">No confidence at all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A lot of<text:line-break/>confidence</text:p>
          </table:table-cell>
        </table:table-row>
        <table:table-row>
          <table:table-cell table:style-name="Table3.A1" office:value-type="string">
            <text:p text:style-name="P36">Whether I exercise for at least one hour every week in the next month is …</text:p>
          </table:table-cell>
          <table:table-cell table:style-name="Table3.A1" office:value-type="string">
            <text:p text:style-name="P37">Not up to me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Completely up to me</text:p>
          </table:table-cell>
        </table:table-row>
        <table:table-row>
          <table:table-cell table:style-name="Table3.A1" office:value-type="string">
            <text:p text:style-name="P36">If I really wanted to, I could exercise for at least one hour every week in the next month.</text:p>
          </table:table-cell>
          <table:table-cell table:style-name="Table3.A1" office:value-type="string">
            <text:p text:style-name="P37">Unlikely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Likely</text:p>
          </table:table-cell>
        </table:table-row>
        <table:table-row>
          <table:table-cell table:style-name="Table3.A1" office:value-type="string">
            <text:p text:style-name="P36">For me to exercise for at least one hour every week in the next month is under my control.</text:p>
          </table:table-cell>
          <table:table-cell table:style-name="Table3.A1" office:value-type="string">
            <text:p text:style-name="P37">Not at all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29"><text:span text:style-name="T17"></text:span></text:p>
          </table:table-cell>
          <table:table-cell table:style-name="Table3.A1" office:value-type="string">
            <text:p text:style-name="P39">Completely</text:p>
          </table:table-cell>
        </table:table-row>
      </table:table>
      <text:p text:style-name="P18"/>
      <text:p text:style-name="P18"/>
      <text:p text:style-name="P18"/>
      <text:p text:style-name="P22"><text:span text:style-name="Default_20_Paragraph_20_Font"><text:span text:style-name="T2"/></text:span></text:p>
      <text:p text:style-name="P4"><text:span text:style-name="T7">Operationalisations</text:span><text:span text:style-name="T6">: English version</text:span></text:p>
      <text:p text:style-name="P13"><text:span text:style-name="T14">age</text:span></text:p>
      <text:p text:style-name="P16"><text:span text:style-name="T1">How old are you?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 am </text:p>
          </table:table-cell>
          <table:table-cell table:style-name="Table2.B1" office:value-type="string">
            <text:p text:style-name="P45"/>
          </table:table-cell>
          <table:table-cell table:style-name="Table2.C1" office:value-type="string">
            <text:p text:style-name="P17"><text:s/>years old.</text:p>
          </table:table-cell>
        </table:table-row>
      </table:table>
      <text:p text:style-name="P13"><text:span text:style-name="T14">education</text:span></text:p>
      <text:p text:style-name="P8"/>
      <text:p text:style-name="P14"><text:span text:style-name="T14">g</text:span><text:span text:style-name="T13">ender</text:span></text:p>
      <text:p text:style-name="P9"><text:span text:style-name="T11">What is your g</text:span>ender?</text:p>
      <text:list xml:id="list125548395211972" text:continue-numbering="true" text:style-name="L1">
        <text:list-item>
          <text:p text:style-name="P24"><text:span text:style-name="T11">Fem</text:span>ale</text:p>
        </text:list-item>
        <text:list-item>
          <text:p text:style-name="P24"><text:span text:style-name="T11">M</text:span>ale</text:p>
        </text:list-item>
        <text:list-item>
          <text:p text:style-name="P24">Prefer not to disclose</text:p>
        </text:list-item>
        <text:list-item>
          <text:p text:style-name="P24"><text:span text:style-name="T10">I am</text:span>: …………………….……………</text:p>
        </text:list-item>
      </text:list>
      <text:p text:style-name="P50"><text:soft-page-break/><text:span text:style-name="Default_20_Paragraph_20_Font"><text:span text:style-name="T2"/></text:span></text:p>
      <text:p text:style-name="P50"><text:span text:style-name="Default_20_Paragraph_20_Font"><text:span text:style-name="T2"/></text:span></text:p>
      <text:p text:style-name="P21"><text:span text:style-name="T12">exercise_raa</text:span></text:p>
      <text:p text:style-name="P20"><text:span text:style-name="T8">Instructie</text:span>: De volgende 16 vragen gaan over sporten. We vragen u om deze vragen te beantwoorden, <text:span text:style-name="T15">ongeacht of u wel of niet sport</text:span>. Dit omdat we ge<text:span text:style-name="T16">ï</text:span>nteresseerd zijn in het vergelijken van groepen mensen die wel en niet sporten. Verder zijn er geen juiste of onjuiste antwoorden – we zijn ge<text:span text:style-name="T16">ï</text:span>nteresseerd in uw opvattingen over sporten.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row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5"/>
          </table:table-cell>
        </table:table-row>
        <table:table-row>
          <table:table-cell table:style-name="Table4.A1" office:value-type="string">
            <text:p text:style-name="P43">I intend to exercise for at least one hour every week in the next month.</text:p>
          </table:table-cell>
          <table:table-cell table:style-name="Table4.A1" office:value-type="string">
            <text:p text:style-name="P42">Definitely do not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7">Definitely do</text:p>
          </table:table-cell>
        </table:table-row>
        <table:table-row>
          <table:table-cell table:style-name="Table4.A1" office:value-type="string">
            <text:p text:style-name="P43">I will exercise for at least one hour every week in the next month.</text:p>
          </table:table-cell>
          <table:table-cell table:style-name="Table4.A1" office:value-type="string">
            <text:p text:style-name="P38">Unlikely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Likely</text:p>
          </table:table-cell>
        </table:table-row>
        <table:table-row>
          <table:table-cell table:style-name="Table4.A1" office:value-type="string">
            <text:p text:style-name="P43">I am willing to exercise for at least one hour every week in the next month.</text:p>
          </table:table-cell>
          <table:table-cell table:style-name="Table4.A1" office:value-type="string">
            <text:p text:style-name="P38">False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True</text:p>
          </table:table-cell>
        </table:table-row>
        <table:table-row>
          <table:table-cell table:style-name="Table4.A1" office:value-type="string">
            <text:p text:style-name="P43">I plan to exercise for at least one hour every week in the next month.</text:p>
          </table:table-cell>
          <table:table-cell table:style-name="Table4.A1" office:value-type="string">
            <text:p text:style-name="P38">Absolutely not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Absolutely</text:p>
          </table:table-cell>
        </table:table-row>
        <table:table-row>
          <table:table-cell table:style-name="Table4.A1" office:value-type="string">
            <text:p text:style-name="P43">For me, exercising for at least one hour every week in the next month is …</text:p>
          </table:table-cell>
          <table:table-cell table:style-name="Table4.A1" office:value-type="string">
            <text:p text:style-name="P38">Bad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Good</text:p>
          </table:table-cell>
        </table:table-row>
        <table:table-row>
          <table:table-cell table:style-name="Table4.A1" office:value-type="string">
            <text:p text:style-name="P43">For me, exercising for at least one hour every week in the next month is …</text:p>
          </table:table-cell>
          <table:table-cell table:style-name="Table4.A1" office:value-type="string">
            <text:p text:style-name="P38">Unpleasant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Pleasant</text:p>
          </table:table-cell>
        </table:table-row>
        <table:table-row>
          <table:table-cell table:style-name="Table4.A1" office:value-type="string">
            <text:p text:style-name="P43">For me, exercising for at least one hour every week in the next month is …</text:p>
          </table:table-cell>
          <table:table-cell table:style-name="Table4.A1" office:value-type="string">
            <text:p text:style-name="P38">Harmful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Beneficial</text:p>
          </table:table-cell>
        </table:table-row>
        <table:table-row>
          <table:table-cell table:style-name="Table4.A1" office:value-type="string">
            <text:p text:style-name="P43">For me, exercising for at least one hour every week in the next month is …</text:p>
          </table:table-cell>
          <table:table-cell table:style-name="Table4.A1" office:value-type="string">
            <text:p text:style-name="P38">Boring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Interesting</text:p>
          </table:table-cell>
        </table:table-row>
        <table:table-row>
          <table:table-cell table:style-name="Table4.A1" office:value-type="string">
            <text:p text:style-name="P43">Most people who are important to me think I should exercise for at least one hour every week in the next month.</text:p>
          </table:table-cell>
          <table:table-cell table:style-name="Table4.A1" office:value-type="string">
            <text:p text:style-name="P38">False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True</text:p>
          </table:table-cell>
        </table:table-row>
        <table:table-row>
          <table:table-cell table:style-name="Table4.A1" office:value-type="string">
            <text:p text:style-name="P43">Most people whose opinions I value would ... of my exercising for at least one hour every week in the next month.</text:p>
          </table:table-cell>
          <table:table-cell table:style-name="Table4.A1" office:value-type="string">
            <text:p text:style-name="P38">Disapprove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Approve</text:p>
          </table:table-cell>
        </table:table-row>
        <table:table-row>
          <table:table-cell table:style-name="Table4.A1" office:value-type="string">
            <text:p text:style-name="P43">Most people I respect and admire will exercise for at least one hour every week in the next month.</text:p>
          </table:table-cell>
          <table:table-cell table:style-name="Table4.A1" office:value-type="string">
            <text:p text:style-name="P38">Unlikely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Likely</text:p>
          </table:table-cell>
        </table:table-row>
        <text:soft-page-break/>
        <table:table-row>
          <table:table-cell table:style-name="Table4.A1" office:value-type="string">
            <text:p text:style-name="P43">How many people like you have exercised for at least one hour every week in the past month?</text:p>
          </table:table-cell>
          <table:table-cell table:style-name="Table4.A1" office:value-type="string">
            <text:p text:style-name="P38">Nobody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Everybody</text:p>
          </table:table-cell>
        </table:table-row>
        <table:table-row>
          <table:table-cell table:style-name="Table4.A1" office:value-type="string">
            <text:p text:style-name="P43">I am confident that if I want to, I can exercise for at least one hour every week in the next month.</text:p>
          </table:table-cell>
          <table:table-cell table:style-name="Table4.A1" office:value-type="string">
            <text:p text:style-name="P38">No confidence at all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A lot of<text:line-break/>confidence</text:p>
          </table:table-cell>
        </table:table-row>
        <table:table-row>
          <table:table-cell table:style-name="Table4.A1" office:value-type="string">
            <text:p text:style-name="P43">Whether I exercise for at least one hour every week in the next month is …</text:p>
          </table:table-cell>
          <table:table-cell table:style-name="Table4.A1" office:value-type="string">
            <text:p text:style-name="P38">Not up to me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Completely up to me</text:p>
          </table:table-cell>
        </table:table-row>
        <table:table-row>
          <table:table-cell table:style-name="Table4.A1" office:value-type="string">
            <text:p text:style-name="P43">If I really wanted to, I could exercise for at least one hour every week in the next month.</text:p>
          </table:table-cell>
          <table:table-cell table:style-name="Table4.A1" office:value-type="string">
            <text:p text:style-name="P38">Unlikely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Likely</text:p>
          </table:table-cell>
        </table:table-row>
        <table:table-row>
          <table:table-cell table:style-name="Table4.A1" office:value-type="string">
            <text:p text:style-name="P43">For me to exercise for at least one hour every week in the next month is under my control.</text:p>
          </table:table-cell>
          <table:table-cell table:style-name="Table4.A1" office:value-type="string">
            <text:p text:style-name="P38">Not at all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30"><text:span text:style-name="T17"></text:span></text:p>
          </table:table-cell>
          <table:table-cell table:style-name="Table4.A1" office:value-type="string">
            <text:p text:style-name="P40">Completely</text:p>
          </table:table-cell>
        </table:table-row>
      </table:table>
      <text:p text:style-name="P19"/>
      <text:p text:style-name="P19"/>
      <text:p text:style-name="P18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Wingdings1" svg:font-family="Wingdings"/>
    <style:font-face style:name="Palatino Linotype1" svg:font-family="'Palatino Linotype'" style:font-family-generic="roman"/>
    <style:font-face style:name="Courier New" svg:font-family="'Courier New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2.82m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2.7mm" fo:margin-right="0mm" fo:hyphenation-ladder-count="no-limit" fo:text-indent="0m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mm" fo:margin-bottom="4.99mm" loext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dc:title/>
    <dc:description/>
    <dc:subject/>
    <meta:initial-creator>Gjalt-Jorn Peters</meta:initial-creator>
    <dc:creator>Gjalt-Jorn Peters</dc:creator>
    <meta:creation-date>2018-10-16T10:54:00Z</meta:creation-date>
    <dc:date>2018-10-17T12:55:45.996000000</dc:date>
    <meta:editing-cycles>12</meta:editing-cycles>
    <meta:editing-duration>PT18H34M1S</meta:editing-duration>
    <meta:document-statistic meta:table-count="4" meta:image-count="0" meta:object-count="0" meta:page-count="5" meta:paragraph-count="300" meta:word-count="1109" meta:character-count="5184" meta:non-whitespace-character-count="4384"/>
    <meta:template xlink:type="simple" xlink:actuate="onRequest" xlink:title="" xlink:href="../../procedures-and-communications/CROP-determinant-calibration-1-netherlands---advert-and-consent.odt/Normal.dotm"/>
  </office:meta>
</office:document-meta>
</file>